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90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729fcf"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4" style:family="table-cell" style:parent-style-name="Default">
      <style:table-cell-properties fo:background-color="#dee6ef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2" table:default-cell-style-name="Default"/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1" office:value-type="string" calcext:value-type="string">
            <text:p># triples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string" calcext:value-type="string">
            <text:p>Alphabet BWTs size</text:p>
          </table:table-cell>
          <table:table-cell office:value-type="float" office:value="445" calcext:value-type="float">
            <text:p>445</text:p>
          </table:table-cell>
          <table:table-cell office:value-type="float" office:value="891" calcext:value-type="float">
            <text:p>891</text:p>
          </table:table-cell>
          <table:table-cell office:value-type="float" office:value="1331" calcext:value-type="float">
            <text:p>1331</text:p>
          </table:table-cell>
          <table:table-cell office:value-type="float" office:value="1758" calcext:value-type="float">
            <text:p>1758</text:p>
          </table:table-cell>
          <table:table-cell office:value-type="float" office:value="2185" calcext:value-type="float">
            <text:p>2185</text:p>
          </table:table-cell>
          <table:table-cell office:value-type="float" office:value="4265" calcext:value-type="float">
            <text:p>4265</text:p>
          </table:table-cell>
          <table:table-cell/>
        </table:table-row>
        <table:table-row table:style-name="ro1">
          <table:table-cell office:value-type="string" calcext:value-type="string">
            <text:p>BWTs Compressed input file size (KB)</text:p>
          </table:table-cell>
          <table:table-cell table:formula="of:=13" office:value-type="float" office:value="13" calcext:value-type="float">
            <text:p>13</text:p>
          </table:table-cell>
          <table:table-cell table:formula="of:=27"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BWTs Huffman codes</text:p>
          </table:table-cell>
          <table:table-cell table:formula="of:=(9.3)" office:value-type="float" office:value="9.3" calcext:value-type="float">
            <text:p>9.3</text:p>
          </table:table-cell>
          <table:table-cell table:formula="of:=20" office:value-type="float" office:value="20" calcext:value-type="float">
            <text:p>20</text:p>
          </table:table-cell>
          <table:table-cell table:formula="of:=33"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BWTs Huffman symbol file size (KB)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5.3" calcext:value-type="float">
            <text:p>5.3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MTF BWTs alphabet list file (KB)</text:p>
          </table:table-cell>
          <table:table-cell office:value-type="float" office:value="1.7" calcext:value-type="float">
            <text:p>1.7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8.1" calcext:value-type="float">
            <text:p>8.1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string" calcext:value-type="string">
            <text:p>Sum MTF + Huffman codes + Huffman Symbol table</text:p>
          </table:table-cell>
          <table:table-cell table:formula="of:=SUM([.B5:.B7])" office:value-type="float" office:value="12.8" calcext:value-type="float">
            <text:p>12.8</text:p>
          </table:table-cell>
          <table:table-cell table:formula="of:=SUM([.C5:.C7])" office:value-type="float" office:value="27.4" calcext:value-type="float">
            <text:p>27.4</text:p>
          </table:table-cell>
          <table:table-cell table:formula="of:=SUM([.D5:.D7])" office:value-type="float" office:value="44.3" calcext:value-type="float">
            <text:p>44.3</text:p>
          </table:table-cell>
          <table:table-cell table:formula="of:=SUM([.E5:.E7])" office:value-type="float" office:value="59" calcext:value-type="float">
            <text:p>59</text:p>
          </table:table-cell>
          <table:table-cell table:formula="of:=SUM([.F5:.F7])" office:value-type="float" office:value="75.6" calcext:value-type="float">
            <text:p>75.6</text:p>
          </table:table-cell>
          <table:table-cell table:formula="of:=SUM([.G5:.G7])" office:value-type="float" office:value="163" calcext:value-type="float">
            <text:p>163</text:p>
          </table:table-cell>
          <table:table-cell/>
        </table:table-row>
        <table:table-row table:style-name="ro1">
          <table:table-cell office:value-type="string" calcext:value-type="string">
            <text:p>% compression BWTs</text:p>
          </table:table-cell>
          <table:table-cell table:formula="of:=100-[.B8]*100/[.B4]" office:value-type="float" office:value="1.53846153846153" calcext:value-type="float">
            <text:p>1.53846153846153</text:p>
          </table:table-cell>
          <table:table-cell table:formula="of:=100-[.C8]*100/[.C4]" office:value-type="float" office:value="-1.48148148148148" calcext:value-type="float">
            <text:p>-1.48148148148148</text:p>
          </table:table-cell>
          <table:table-cell table:formula="of:=100-[.D8]*100/[.D4]" office:value-type="float" office:value="-0.681818181818187" calcext:value-type="float">
            <text:p>-0.681818181818187</text:p>
          </table:table-cell>
          <table:table-cell table:formula="of:=100-[.E8]*100/[.E4]" office:value-type="float" office:value="0" calcext:value-type="float">
            <text:p>0</text:p>
          </table:table-cell>
          <table:table-cell table:formula="of:=100-[.F8]*100/[.F4]" office:value-type="float" office:value="5.50000000000001" calcext:value-type="float">
            <text:p>5.50000000000001</text:p>
          </table:table-cell>
          <table:table-cell table:formula="of:=100-[.G8]*100/[.G4]" office:value-type="float" office:value="4.67836257309942" calcext:value-type="float">
            <text:p>4.67836257309942</text:p>
          </table:table-cell>
          <table:table-cell/>
        </table:table-row>
        <table:table-row table:style-name="ro1">
          <table:table-cell table:style-name="ce3" office:value-type="string" calcext:value-type="string">
            <text:p>Alphabet BWTp size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75" calcext:value-type="float">
            <text:p>75</text:p>
          </table:table-cell>
          <table:table-cell/>
        </table:table-row>
        <table:table-row table:style-name="ro1">
          <table:table-cell table:style-name="ce3" office:value-type="string" calcext:value-type="string">
            <text:p>BWTp Compressed input file size (KB)</text:p>
          </table:table-cell>
          <table:table-cell table:style-name="ce3" table:formula="of:=15" office:value-type="float" office:value="15" calcext:value-type="float">
            <text:p>1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47" calcext:value-type="float">
            <text:p>147</text:p>
          </table:table-cell>
          <table:table-cell/>
        </table:table-row>
        <table:table-row table:style-name="ro1">
          <table:table-cell table:style-name="ce3" office:value-type="string" calcext:value-type="string">
            <text:p>BWTp Huffman codes</text:p>
          </table:table-cell>
          <table:table-cell table:style-name="ce3" table:formula="of:=1.4" office:value-type="float" office:value="1.4" calcext:value-type="float">
            <text:p>1.4</text:p>
          </table:table-cell>
          <table:table-cell table:style-name="ce3" table:formula="of:=2.8" office:value-type="float" office:value="2.8" calcext:value-type="float">
            <text:p>2.8</text:p>
          </table:table-cell>
          <table:table-cell table:style-name="ce3" table:formula="of:=4.1" office:value-type="float" office:value="4.1" calcext:value-type="float">
            <text:p>4.1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float" office:value="14" calcext:value-type="float">
            <text:p>14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pan text:style-name="T1">BWTp Huffman symbol file </text:span>size (KB)</text:p>
          </table:table-cell>
          <table:table-cell table:style-name="ce3" table:formula="of:=180/1024" office:value-type="float" office:value="0.17578125" calcext:value-type="float">
            <text:p>0.17578125</text:p>
          </table:table-cell>
          <table:table-cell table:style-name="ce3" table:formula="of:=+216/1024" office:value-type="float" office:value="0.2109375" calcext:value-type="float">
            <text:p>0.2109375</text:p>
          </table:table-cell>
          <table:table-cell table:style-name="ce3" table:formula="of:=+236/1024" office:value-type="float" office:value="0.23046875" calcext:value-type="float">
            <text:p>0.23046875</text:p>
          </table:table-cell>
          <table:table-cell table:style-name="ce3" table:formula="of:=256/1024" office:value-type="float" office:value="0.25" calcext:value-type="float">
            <text:p>0.25</text:p>
          </table:table-cell>
          <table:table-cell table:style-name="ce3" table:formula="of:=280/1024" office:value-type="float" office:value="0.2734375" calcext:value-type="float">
            <text:p>0.2734375</text:p>
          </table:table-cell>
          <table:table-cell table:style-name="ce3" table:formula="of:=304/1024" office:value-type="float" office:value="0.296875" calcext:value-type="float">
            <text:p>0.296875</text:p>
          </table:table-cell>
          <table:table-cell/>
        </table:table-row>
        <table:table-row table:style-name="ro1">
          <table:table-cell table:style-name="ce3" office:value-type="string" calcext:value-type="string">
            <text:p>MTF BWTp alphabet list file (KB)</text:p>
          </table:table-cell>
          <table:table-cell table:style-name="ce3" table:formula="of:=155/1024" office:value-type="float" office:value="0.1513671875" calcext:value-type="float">
            <text:p>0.1513671875</text:p>
          </table:table-cell>
          <table:table-cell table:style-name="ce3" table:formula="of:=195/1024" office:value-type="float" office:value="0.1904296875" calcext:value-type="float">
            <text:p>0.1904296875</text:p>
          </table:table-cell>
          <table:table-cell table:style-name="ce3" table:formula="of:=217/1024" office:value-type="float" office:value="0.2119140625" calcext:value-type="float">
            <text:p>0.2119140625</text:p>
          </table:table-cell>
          <table:table-cell table:style-name="ce3" table:formula="of:=237/1024" office:value-type="float" office:value="0.2314453125" calcext:value-type="float">
            <text:p>0.2314453125</text:p>
          </table:table-cell>
          <table:table-cell table:style-name="ce3" table:formula="of:=256/1024" office:value-type="float" office:value="0.25" calcext:value-type="float">
            <text:p>0.25</text:p>
          </table:table-cell>
          <table:table-cell table:style-name="ce3" table:formula="of:=289/1024" office:value-type="float" office:value="0.2822265625" calcext:value-type="float">
            <text:p>0.2822265625</text:p>
          </table:table-cell>
          <table:table-cell/>
        </table:table-row>
        <table:table-row table:style-name="ro1">
          <table:table-cell table:style-name="ce3" office:value-type="string" calcext:value-type="string">
            <text:p>Sum MTF + Huffman codes + Huffman Symbol table</text:p>
          </table:table-cell>
          <table:table-cell table:style-name="ce3" table:formula="of:=SUM([.B12:.B14])" office:value-type="float" office:value="1.7271484375" calcext:value-type="float">
            <text:p>1.7271484375</text:p>
          </table:table-cell>
          <table:table-cell table:style-name="ce3" table:formula="of:=SUM([.C12:.C14])" office:value-type="float" office:value="3.2013671875" calcext:value-type="float">
            <text:p>3.2013671875</text:p>
          </table:table-cell>
          <table:table-cell table:style-name="ce3" table:formula="of:=SUM([.D12:.D14])" office:value-type="float" office:value="4.5423828125" calcext:value-type="float">
            <text:p>4.5423828125</text:p>
          </table:table-cell>
          <table:table-cell table:style-name="ce3" table:formula="of:=SUM([.E12:.E14])" office:value-type="float" office:value="5.8814453125" calcext:value-type="float">
            <text:p>5.8814453125</text:p>
          </table:table-cell>
          <table:table-cell table:style-name="ce3" table:formula="of:=SUM([.F12:.F14])" office:value-type="float" office:value="7.2234375" calcext:value-type="float">
            <text:p>7.2234375</text:p>
          </table:table-cell>
          <table:table-cell table:style-name="ce3" table:formula="of:=SUM([.G12:.G14])" office:value-type="float" office:value="14.5791015625" calcext:value-type="float">
            <text:p>14.5791015625</text:p>
          </table:table-cell>
          <table:table-cell/>
        </table:table-row>
        <table:table-row table:style-name="ro1">
          <table:table-cell table:style-name="ce3" office:value-type="string" calcext:value-type="string">
            <text:p>% compression BWTp</text:p>
          </table:table-cell>
          <table:table-cell table:style-name="ce3" table:formula="of:=100-[.B15]*100/[.B11]" office:value-type="float" office:value="88.4856770833333" calcext:value-type="float">
            <text:p>88.4856770833333</text:p>
          </table:table-cell>
          <table:table-cell table:style-name="ce3" table:formula="of:=100-[.C15]*100/[.C11]" office:value-type="float" office:value="89.3287760416667" calcext:value-type="float">
            <text:p>89.3287760416667</text:p>
          </table:table-cell>
          <table:table-cell table:style-name="ce3" table:formula="of:=100-[.D15]*100/[.D11]" office:value-type="float" office:value="89.6764026988636" calcext:value-type="float">
            <text:p>89.6764026988636</text:p>
          </table:table-cell>
          <table:table-cell table:style-name="ce3" table:formula="of:=100-[.E15]*100/[.E11]" office:value-type="float" office:value="90.0314486228814" calcext:value-type="float">
            <text:p>90.0314486228814</text:p>
          </table:table-cell>
          <table:table-cell table:style-name="ce3" table:formula="of:=100-[.F15]*100/[.F11]" office:value-type="float" office:value="90.238597972973" calcext:value-type="float">
            <text:p>90.238597972973</text:p>
          </table:table-cell>
          <table:table-cell table:style-name="ce3" table:formula="of:=100-[.G15]*100/[.G11]" office:value-type="float" office:value="90.082243835034" calcext:value-type="float">
            <text:p>90.082243835034</text:p>
          </table:table-cell>
          <table:table-cell office:value-type="string" calcext:value-type="string">
            <text:p>For smaller alphabets, huffman compression is quite good.</text:p>
          </table:table-cell>
        </table:table-row>
        <table:table-row table:style-name="ro1">
          <table:table-cell table:style-name="ce4" office:value-type="string" calcext:value-type="string">
            <text:p>Alphabet BWTo size</text:p>
          </table:table-cell>
          <table:table-cell table:style-name="ce4" office:value-type="float" office:value="7650" calcext:value-type="float">
            <text:p>7650</text:p>
          </table:table-cell>
          <table:table-cell table:style-name="ce4" office:value-type="float" office:value="15132" calcext:value-type="float">
            <text:p>15132</text:p>
          </table:table-cell>
          <table:table-cell table:style-name="ce4" office:value-type="float" office:value="22607" calcext:value-type="float">
            <text:p>22607</text:p>
          </table:table-cell>
          <table:table-cell table:style-name="ce4" office:value-type="float" office:value="30006" calcext:value-type="float">
            <text:p>30006</text:p>
          </table:table-cell>
          <table:table-cell table:style-name="ce4" office:value-type="float" office:value="37489" calcext:value-type="float">
            <text:p>37489</text:p>
          </table:table-cell>
          <table:table-cell table:style-name="ce4" office:value-type="float" office:value="74692" calcext:value-type="float">
            <text:p>74692</text:p>
          </table:table-cell>
          <table:table-cell/>
        </table:table-row>
        <table:table-row table:style-name="ro1">
          <table:table-cell table:style-name="ce4" office:value-type="string" calcext:value-type="string">
            <text:p>BWTo Compressed input file size (KB)</text:p>
          </table:table-cell>
          <table:table-cell table:style-name="ce4" table:formula="of:=32" office:value-type="float" office:value="32" calcext:value-type="float">
            <text:p>32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318" calcext:value-type="float">
            <text:p>318</text:p>
          </table:table-cell>
          <table:table-cell/>
        </table:table-row>
        <table:table-row table:style-name="ro1">
          <table:table-cell table:style-name="ce4" office:value-type="string" calcext:value-type="string">
            <text:p>BWTo Huffman codes (KB)</text:p>
          </table:table-cell>
          <table:table-cell table:style-name="ce4" table:formula="of:=(16)" office:value-type="float" office:value="16" calcext:value-type="float">
            <text:p>16</text:p>
          </table:table-cell>
          <table:table-cell table:style-name="ce4" table:formula="of:=34" office:value-type="float" office:value="34" calcext:value-type="float">
            <text:p>34</text:p>
          </table:table-cell>
          <table:table-cell table:style-name="ce4" table:formula="of:=89" office:value-type="float" office:value="89" calcext:value-type="float">
            <text:p>89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191" calcext:value-type="float">
            <text:p>191</text:p>
          </table:table-cell>
          <table:table-cell/>
        </table:table-row>
        <table:table-row table:style-name="ro1">
          <table:table-cell table:style-name="ce4" office:value-type="string" calcext:value-type="string">
            <text:p><text:span text:style-name="T1">BWTo Huffman symbol file </text:span>(KB)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2" table:style-name="ce4" office:value-type="float" office:value="118" calcext:value-type="float">
            <text:p>118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Larger alphabets require larger symbol tables.</text:p>
          </table:table-cell>
        </table:table-row>
        <table:table-row table:style-name="ro1">
          <table:table-cell table:style-name="ce4" office:value-type="string" calcext:value-type="string">
            <text:p>MTF BWTo alphabet list file (KB)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490" calcext:value-type="float">
            <text:p>490</text:p>
          </table:table-cell>
          <table:table-cell office:value-type="string" calcext:value-type="string">
            <text:p>Larger alphabets require larger symbol tables.</text:p>
          </table:table-cell>
        </table:table-row>
        <table:table-row table:style-name="ro1">
          <table:table-cell table:style-name="ce4" office:value-type="string" calcext:value-type="string">
            <text:p>Sum MTF + Huffman codes + Huffman Symbol table</text:p>
          </table:table-cell>
          <table:table-cell table:style-name="ce4" table:formula="of:=SUM([.B19:.B21])" office:value-type="float" office:value="96" calcext:value-type="float">
            <text:p>96</text:p>
          </table:table-cell>
          <table:table-cell table:style-name="ce4" table:formula="of:=SUM([.C19:.C21])" office:value-type="float" office:value="193" calcext:value-type="float">
            <text:p>193</text:p>
          </table:table-cell>
          <table:table-cell table:style-name="ce4" table:formula="of:=SUM([.D19:.D21])" office:value-type="float" office:value="354" calcext:value-type="float">
            <text:p>354</text:p>
          </table:table-cell>
          <table:table-cell table:style-name="ce4" table:formula="of:=SUM([.E19:.E21])" office:value-type="float" office:value="385" calcext:value-type="float">
            <text:p>385</text:p>
          </table:table-cell>
          <table:table-cell table:style-name="ce4" table:formula="of:=SUM([.F19:.F21])" office:value-type="float" office:value="483" calcext:value-type="float">
            <text:p>483</text:p>
          </table:table-cell>
          <table:table-cell table:style-name="ce4" table:formula="of:=SUM([.G19:.G21])" office:value-type="float" office:value="973" calcext:value-type="float">
            <text:p>973</text:p>
          </table:table-cell>
          <table:table-cell/>
        </table:table-row>
        <table:table-row table:style-name="ro1">
          <table:table-cell table:style-name="ce4" office:value-type="string" calcext:value-type="string">
            <text:p>% compression BWTo</text:p>
          </table:table-cell>
          <table:table-cell table:style-name="ce4" table:formula="of:=100-[.B22]*100/[.B18]" office:value-type="float" office:value="-200" calcext:value-type="float">
            <text:p>-200</text:p>
          </table:table-cell>
          <table:table-cell table:style-name="ce4" table:formula="of:=100-[.C22]*100/[.C18]" office:value-type="float" office:value="-201.5625" calcext:value-type="float">
            <text:p>-201.5625</text:p>
          </table:table-cell>
          <table:table-cell table:style-name="ce4" table:formula="of:=100-[.D22]*100/[.D18]" office:value-type="float" office:value="-268.75" calcext:value-type="float">
            <text:p>-268.75</text:p>
          </table:table-cell>
          <table:table-cell table:style-name="ce4" table:formula="of:=100-[.E22]*100/[.E18]" office:value-type="float" office:value="-203.149606299213" calcext:value-type="float">
            <text:p>-203.149606299213</text:p>
          </table:table-cell>
          <table:table-cell table:style-name="ce4" table:formula="of:=100-[.F22]*100/[.F18]" office:value-type="float" office:value="-203.77358490566" calcext:value-type="float">
            <text:p>-203.77358490566</text:p>
          </table:table-cell>
          <table:table-cell table:style-name="ce4" table:formula="of:=100-[.G22]*100/[.G18]" office:value-type="float" office:value="-205.974842767296" calcext:value-type="float">
            <text:p>-205.974842767296</text:p>
          </table:table-cell>
          <table:table-cell/>
        </table:table-row>
        <table:table-row table:style-name="ro1">
          <table:table-cell table:style-name="ce1" office:value-type="string" calcext:value-type="string">
            <text:p>time spent</text:p>
          </table:table-cell>
          <table:table-cell table:style-name="ce1" office:value-type="string" calcext:value-type="string">
            <text:p>1 min 38 s</text:p>
          </table:table-cell>
          <table:table-cell table:style-name="ce1" office:value-type="string" calcext:value-type="string">
            <text:p>5 min 17 s</text:p>
          </table:table-cell>
          <table:table-cell table:style-name="ce1" office:value-type="string" calcext:value-type="string">
            <text:p>11 min 23s</text:p>
          </table:table-cell>
          <table:table-cell table:style-name="ce1" office:value-type="string" calcext:value-type="string">
            <text:p>20 min 4s</text:p>
          </table:table-cell>
          <table:table-cell table:style-name="ce1" office:value-type="string" calcext:value-type="string">
            <text:p>30 min 27s</text:p>
          </table:table-cell>
          <table:table-cell table:style-name="ce1" office:value-type="string" calcext:value-type="string">
            <text:p>120 min 4s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BWT p has a larger alphabet therefore it requires a bigger huffman frequency table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Default" office:value-type="string" calcext:value-type="string">
            <text:p>With this approach we need to store: Huffman codes, huffman symbol table &amp; MTF alphabet list. With the first two we generate MTF codes, then with the MTF alphabet list we can produce the original BWT compressed as int_vector (SDSL)</text:p>
          </table:table-cell>
          <table:table-cell table:style-name="Default" table:number-columns-repeated="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9:00:10.833632597</meta:creation-date>
    <dc:date>2021-08-09T15:08:35.942716515</dc:date>
    <meta:editing-duration>PT16H59M42S</meta:editing-duration>
    <meta:editing-cycles>21</meta:editing-cycles>
    <meta:generator>LibreOffice/7.1.3.2$Linux_X86_64 LibreOffice_project/10$Build-2</meta:generator>
    <meta:document-statistic meta:table-count="1" meta:cell-count="166" meta:object-count="0"/>
  </office:meta>
</office:document-meta>
</file>